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Sistemes de gestió empresarial</text:span><text:span text:style-name="T2"><text:line-break/></text:span><text:span text:style-name="T3">UD 02. Activitats no avaluables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6">1. Activitat 01<text:tab/>3</text:span></text:a></text:p>
          <text:p text:style-name="P12"><text:a xlink:type="simple" xlink:href="#_c56hiimpk9qr" text:style-name="Index_20_Link" text:visited-style-name="Index_20_Link"><text:span text:style-name="T16">2. Activitat 02<text:tab/>3</text:span></text:a></text:p>
        </text:index-body>
      </text:table-of-content>
      <text:p text:style-name="P14"/>
      <text:p text:style-name="P15"><text:span text:style-name="T14">UD02. Activitats no avaluables</text:span></text:p>
      <text:list xml:id="list971115482" text:style-name="WWNum1">
        <text:list-item>
          <text:p text:style-name="P21"><text:bookmark text:name="_dbh0n1vac4c8"/>Activitat 01</text:p>
        </text:list-item>
      </text:list>
      <text:p text:style-name="P10">Durant la unitat hem proposat alguns conceptes i paraules de glossari relacionats amb l’empresa. Comparteix al fòrum quins altres conceptes o paraules de glossari afegiries, basant-te en la teua experiència professional. </text:p>
      <text:list xml:id="list2505049370055" text:continue-numbering="true" text:style-name="WWNum1">
        <text:list-item>
          <text:p text:style-name="P20"><text:bookmark text:name="_c56hiimpk9qr"/>Activitat 02</text:p>
        </text:list-item>
      </text:list>
      <text:p text:style-name="P10">¿Que creus que és millor solució per a una empresa “PYME”: programar un sistema ERP a mida des de zero o utilitzar i modificar un sistema ERP genèric? ¿I per a una empresa gran?</text:p>
      <text:p text:style-name="P10">Comenta la teua opinió al fòrum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2. Activitats no avaluables</text:span></text:p>
      </style:header>
      <style:footer>
        <text:p text:style-name="MP4"><text:span text:style-name="MT1">Sistemes de gestió empresarial<text:tab/><text:tab/>UD02 - Pà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189" meta:character-count="1188" meta:non-whitespace-character-count="1014"/>
    <meta:generator>LibreOfficeDev/6.0.5.2$Linux_X86_64 LibreOffice_project/</meta:generator>
  </office:meta>
</office:document-meta>
</file>